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42a06" draw:fill-color="#bbe33d" draw:textarea-horizontal-align="justify" draw:textarea-vertical-align="middle" draw:auto-grow-height="false" fo:min-height="1.59cm" fo:min-width="1.34cm"/>
    </style:style>
    <style:style style:name="gr2" style:family="graphic" style:parent-style-name="standard">
      <style:graphic-properties draw:fill-color="#ffff6d" draw:textarea-horizontal-align="justify" draw:textarea-vertical-align="middle" draw:auto-grow-height="false" fo:min-height="2.286cm" fo:min-width="3.63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322cm" fo:min-width="3.5cm"/>
      <style:paragraph-properties style:writing-mode="lr-tb"/>
    </style:style>
    <style:style style:name="gr4" style:family="graphic" style:parent-style-name="standard">
      <style:graphic-properties draw:fill-color="#ff860d" draw:textarea-horizontal-align="justify" draw:textarea-vertical-align="middle" draw:auto-grow-height="false" fo:min-height="0.05cm" fo:min-width="3.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6" style:family="graphic" style:parent-style-name="standard">
      <style:graphic-properties draw:fill-color="#bf819e" draw:textarea-horizontal-align="justify" draw:textarea-vertical-align="middle" draw:auto-grow-height="false" fo:min-height="1.75cm" fo:min-width="3.9cm"/>
      <style:paragraph-properties style:writing-mode="lr-tb"/>
    </style:style>
    <style:style style:name="gr7" style:family="graphic" style:parent-style-name="standard">
      <style:graphic-properties draw:fill-color="#bf819e" draw:textarea-horizontal-align="justify" draw:textarea-vertical-align="middle" draw:auto-grow-height="false" fo:min-height="1.75cm" fo:min-width="3.1cm"/>
      <style:paragraph-properties style:writing-mode="lr-tb"/>
    </style:style>
    <style:style style:name="gr8" style:family="graphic" style:parent-style-name="standard">
      <style:graphic-properties draw:fill-color="#77bc65" draw:textarea-horizontal-align="justify" draw:textarea-vertical-align="middle" draw:auto-grow-height="false" fo:min-height="1.55cm" fo:min-width="3.1cm"/>
      <style:paragraph-properties style:writing-mode="lr-tb"/>
    </style:style>
    <style:style style:name="gr9" style:family="graphic" style:parent-style-name="standard">
      <style:graphic-properties draw:fill="none" draw:textarea-vertical-align="middle" draw:auto-grow-height="false" fo:min-height="4.49cm" fo:min-width="1.06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32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3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  <style:paragraph-properties style:writing-mode="lr-tb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bbe33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6d"/>
      <style:paragraph-properties fo:text-align="center"/>
      <style:text-properties fo:color="#069a2e"/>
    </style:style>
    <style:style style:name="P4" style:family="paragraph">
      <style:paragraph-properties fo:text-align="center"/>
      <style:text-properties fo:color="#069a2e"/>
    </style:style>
    <style:style style:name="P5" style:family="paragraph">
      <loext:graphic-properties draw:fill-color="#ff860d"/>
      <style:paragraph-properties fo:text-align="center"/>
    </style:style>
    <style:style style:name="P6" style:family="paragraph">
      <style:text-properties fo:font-size="40pt" style:font-size-asian="40pt" style:font-size-complex="40pt"/>
    </style:style>
    <style:style style:name="P7" style:family="paragraph">
      <loext:graphic-properties draw:fill="none" draw:fill-color="#ffffff"/>
      <style:text-properties fo:font-size="40pt" style:font-size-asian="40pt" style:font-size-complex="40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text-properties fo:font-size="20pt" style:font-size-asian="20pt" style:font-size-complex="20pt"/>
    </style:style>
    <style:style style:name="P10" style:family="paragraph">
      <loext:graphic-properties draw:fill-color="#bf819e"/>
      <style:paragraph-properties fo:text-align="center"/>
      <style:text-properties fo:color="#069a2e"/>
    </style:style>
    <style:style style:name="P11" style:family="paragraph">
      <loext:graphic-properties draw:fill-color="#77bc65"/>
      <style:paragraph-properties fo:text-align="center"/>
      <style:text-properties fo:color="#069a2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color="#6b5e9b"/>
    </style:style>
    <style:style style:name="P14" style:family="paragraph">
      <loext:graphic-properties draw:fill="none" draw:fill-color="#ffffff"/>
      <style:text-properties fo:color="#6b5e9b"/>
    </style:style>
    <style:style style:name="P15" style:family="paragraph">
      <style:text-properties fo:color="#069a2e"/>
    </style:style>
    <style:style style:name="P16" style:family="paragraph">
      <loext:graphic-properties draw:fill="none" draw:fill-color="#ffffff"/>
      <style:text-properties fo:color="#069a2e"/>
    </style:style>
    <style:style style:name="P17" style:family="paragraph">
      <style:text-properties fo:color="#f10d0c"/>
    </style:style>
    <style:style style:name="P18" style:family="paragraph">
      <loext:graphic-properties draw:fill="none" draw:fill-color="#ffffff"/>
      <style:text-properties fo:color="#f10d0c"/>
    </style:style>
    <style:style style:name="P19" style:family="paragraph">
      <loext:graphic-properties draw:fill-color="#ffffff"/>
    </style:style>
    <style:style style:name="T1" style:family="text">
      <style:text-properties fo:color="#069a2e"/>
    </style:style>
    <style:style style:name="T2" style:family="text">
      <style:text-properties fo:color="#f10d0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6cm" svg:height="2.6cm" svg:x="0.2cm" svg:y="4.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3" draw:layer="layout" svg:width="4.8cm" svg:height="3.8cm" svg:x="17.6cm" svg:y="3.6cm">
          <text:p text:style-name="P2">Whatever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4" draw:layer="layout" svg:width="4cm" svg:height="3.2cm" svg:x="8.2cm" svg:y="3.8cm">
          <text:p text:style-name="P2">Category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4" draw:text-style-name="P5" draw:layer="layout" svg:width="4.8cm" svg:height="0.6cm" svg:x="3.2cm" svg:y="5.1cm">
            <text:p/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" draw:text-style-name="P7" draw:layer="layout" svg:width="1.2cm" svg:height="1.826cm" svg:x="6.8cm" svg:y="5.7cm">
            <draw:text-box>
              <text:p text:style-name="P6">*</text:p>
            </draw:text-box>
          </draw:frame>
          <draw:frame draw:style-name="gr5" draw:text-style-name="P9" draw:layer="layout" svg:width="1.2cm" svg:height="1.826cm" svg:x="3cm" svg:y="3.974cm">
            <draw:text-box>
              <text:p text:style-name="P8">1</text:p>
            </draw:text-box>
          </draw:frame>
        </draw:g>
        <draw:g>
          <draw:custom-shape draw:style-name="gr4" draw:text-style-name="P5" draw:layer="layout" svg:width="4.8cm" svg:height="0.6cm" svg:x="12.6cm" svg:y="5.174cm">
            <text:p/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" draw:text-style-name="P7" draw:layer="layout" svg:width="1.2cm" svg:height="1.826cm" svg:x="16.2cm" svg:y="5.774cm">
            <draw:text-box>
              <text:p text:style-name="P6">*</text:p>
            </draw:text-box>
          </draw:frame>
          <draw:frame draw:style-name="gr5" draw:text-style-name="P9" draw:layer="layout" svg:width="1.2cm" svg:height="1.826cm" svg:x="12.4cm" svg:y="4.048cm">
            <draw:text-box>
              <text:p text:style-name="P8">1</text:p>
            </draw:text-box>
          </draw:frame>
        </draw:g>
        <draw:custom-shape draw:style-name="gr6" draw:text-style-name="P10" draw:layer="layout" svg:width="4.4cm" svg:height="2cm" svg:x="8cm" svg:y="8.021cm">
          <text:p text:style-name="P2">JSON Schema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6cm" svg:height="2cm" svg:x="8.4cm" svg:y="10.621cm">
          <text:p text:style-name="P2">UI Schema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6cm" svg:height="1.8cm" svg:x="18cm" svg:y="9.421cm">
          <text:p text:style-name="P2">Form Data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4.332cm" svg:height="5cm" svg:x="13.4cm" svg:y="7.865cm">
          <text:p/>
          <draw:enhanced-geometry svg:viewBox="0 0 21600 21600" draw:glue-points="0 0 0 21600 21600 10800" draw:text-areas="0 ?f9 7800 ?f10" draw:type="right-brace" draw:modifiers="1800 10711.457708458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14" draw:layer="layout" svg:width="8.8cm" svg:height="3.095cm" svg:x="1.4cm" svg:y="0.4cm">
          <draw:text-box>
            <text:p text:style-name="P13">Each user can create many Categories each of which is a type of data to be collected</text:p>
          </draw:text-box>
        </draw:frame>
        <draw:frame draw:style-name="gr11" draw:text-style-name="P14" draw:layer="layout" svg:width="12.6cm" svg:height="3.806cm" svg:x="12cm" svg:y="0.305cm">
          <draw:text-box>
            <text:p text:style-name="P13">Each Category has a collection of Whatever items each of which is an instance of the type of data to be collected</text:p>
          </draw:text-box>
        </draw:frame>
        <draw:frame draw:style-name="gr12" draw:text-style-name="P16" draw:layer="layout" svg:width="7.4cm" svg:height="4.579cm" svg:x="0.6cm" svg:y="8.021cm">
          <draw:text-box>
            <text:p text:style-name="P15"><text:span text:style-name="T1">Each Category has an RJSF JSON Schema and UI Schema which <text:s/>declares the what and the how of the type of data to be collected</text:span></text:p>
          </draw:text-box>
        </draw:frame>
        <draw:frame draw:style-name="gr11" draw:text-style-name="P14" draw:layer="layout" svg:width="11.8cm" svg:height="3.806cm" svg:x="12cm" svg:y="0.305cm">
          <draw:text-box>
            <text:p text:style-name="P13">Each Category has a collection of Whatever items each of which is an instance of the type of data to be collected</text:p>
          </draw:text-box>
        </draw:frame>
        <draw:frame draw:style-name="gr13" draw:text-style-name="P16" draw:layer="layout" svg:width="11.6cm" svg:height="3.806cm" svg:x="15.8cm" svg:y="11.6cm">
          <draw:text-box>
            <text:p text:style-name="P15"><text:span text:style-name="T1">Each Whatever item has an RJSF Form Data which defines an instance of the data collection and has been created obeying the JSON Schema and UI Schema </text:span></text:p>
          </draw:text-box>
        </draw:frame>
        <draw:frame draw:style-name="gr14" draw:text-style-name="P18" draw:layer="layout" svg:width="3cm" svg:height="3.2cm" svg:x="12.8cm" svg:y="8.6cm">
          <draw:text-box>
            <text:p text:style-name="P17"><text:span text:style-name="T2">React Json-Schema Forms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2T19:44:46.828343939</meta:creation-date>
    <dc:date>2021-08-22T20:39:11.663864961</dc:date>
    <meta:editing-duration>PT2M13S</meta:editing-duration>
    <meta:editing-cycles>1</meta:editing-cycles>
    <meta:document-statistic meta:object-count="44"/>
    <meta:generator>LibreOffice/6.4.7.2$Linux_X86_64 LibreOffice_project/40$Build-2</meta:generator>
  </office:meta>
</office:document-meta>
</file>